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0a0" officeooo:paragraph-rsid="001e60a0"/>
    </style:style>
    <style:style style:name="P2" style:family="paragraph" style:parent-style-name="Standard">
      <style:text-properties officeooo:rsid="001e60a0" officeooo:paragraph-rsid="001fd00b"/>
    </style:style>
    <style:style style:name="P3" style:family="paragraph" style:parent-style-name="Standard">
      <style:text-properties officeooo:rsid="001fd00b" officeooo:paragraph-rsid="001fd00b"/>
    </style:style>
    <style:style style:name="P4" style:family="paragraph" style:parent-style-name="Standard">
      <style:text-properties officeooo:rsid="001fd00b" officeooo:paragraph-rsid="00201078"/>
    </style:style>
    <style:style style:name="P5" style:family="paragraph" style:parent-style-name="Standard">
      <style:text-properties officeooo:rsid="00209b19" officeooo:paragraph-rsid="00209b19"/>
    </style:style>
    <style:style style:name="P6" style:family="paragraph" style:parent-style-name="Standard">
      <style:text-properties officeooo:rsid="00209b19" officeooo:paragraph-rsid="002147a8"/>
    </style:style>
    <style:style style:name="P7" style:family="paragraph" style:parent-style-name="Standard">
      <style:text-properties officeooo:rsid="002147a8" officeooo:paragraph-rsid="002147a8"/>
    </style:style>
    <style:style style:name="P8" style:family="paragraph" style:parent-style-name="Standard">
      <style:text-properties officeooo:rsid="00220ccd" officeooo:paragraph-rsid="00220ccd"/>
    </style:style>
    <style:style style:name="P9" style:family="paragraph" style:parent-style-name="Standard">
      <style:text-properties officeooo:rsid="00257f9a" officeooo:paragraph-rsid="00257f9a"/>
    </style:style>
    <style:style style:name="P10" style:family="paragraph" style:parent-style-name="Standard">
      <style:text-properties officeooo:rsid="0025fb76" officeooo:paragraph-rsid="0025fb76"/>
    </style:style>
    <style:style style:name="P11" style:family="paragraph" style:parent-style-name="Standard">
      <style:text-properties officeooo:rsid="0025fb76" officeooo:paragraph-rsid="00266d68"/>
    </style:style>
    <style:style style:name="P12" style:family="paragraph" style:parent-style-name="Standard">
      <style:text-properties officeooo:rsid="0025fb76" officeooo:paragraph-rsid="0026c1d9"/>
    </style:style>
    <style:style style:name="P13" style:family="paragraph" style:parent-style-name="Standard">
      <style:text-properties officeooo:rsid="0025fb76" officeooo:paragraph-rsid="0026e019"/>
    </style:style>
    <style:style style:name="T1" style:family="text">
      <style:text-properties officeooo:rsid="001fd00b"/>
    </style:style>
    <style:style style:name="T2" style:family="text">
      <style:text-properties officeooo:rsid="00201078"/>
    </style:style>
    <style:style style:name="T3" style:family="text">
      <style:text-properties officeooo:rsid="002147a8"/>
    </style:style>
    <style:style style:name="T4" style:family="text">
      <style:text-properties officeooo:rsid="0023db36"/>
    </style:style>
    <style:style style:name="T5" style:family="text">
      <style:text-properties officeooo:rsid="00266d68"/>
    </style:style>
    <style:style style:name="T6" style:family="text">
      <style:text-properties officeooo:rsid="0026c1d9"/>
    </style:style>
    <style:style style:name="T7" style:family="text">
      <style:text-properties officeooo:rsid="0026e0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@Configuration</text:p>
      <text:p text:style-name="P1">@EnableWebSecurity</text:p>
      <text:p text:style-name="P1">@EnableMethodSecurity</text:p>
      <text:p text:style-name="P1">@ConditionalOnProperty(value=”security.enabled”, havingValue=”true”)</text:p>
      <text:p text:style-name="P1">@AllArgsConstructor</text:p>
      <text:p text:style-name="P1">@SecurityScheme(type=SecuritySchemeType.HTTP, name=”basicAuth”, scheme=”basic”)</text:p>
      <text:p text:style-name="P1">public class SpringSecurityConfig{</text:p>
      <text:p text:style-name="P1"><text:s text:c="4"/></text:p>
      <text:p text:style-name="P1"><text:s text:c="4"/>@Value(“${spring.security.exclude}”)</text:p>
      <text:p text:style-name="P1"><text:s text:c="4"/>private String[] allowedPaths;</text:p>
      <text:p text:style-name="P1"/>
      <text:p text:style-name="P1"><text:s text:c="4"/>private final F1AccessDeniedHandler accessDeniedHandler;</text:p>
      <text:p text:style-name="P1"><text:s text:c="4"/>private final Http401UnauthorizedEntryPoint unauthorizedEntryPoint;</text:p>
      <text:p text:style-name="P1"><text:s text:c="4"/>private final RequestPErsistanceFilter requestPersistenceFilter;</text:p>
      <text:p text:style-name="P1"><text:s text:c="4"/>private final JwtAuthenticationFilter jwtAuthenticationFilter;</text:p>
      <text:p text:style-name="P1"/>
      <text:p text:style-name="P1"/>
      <text:p text:style-name="P1"><text:s text:c="4"/>@Bean</text:p>
      <text:p text:style-name="P1"><text:s text:c="4"/>@Order(1)</text:p>
      <text:p text:style-name="P1"><text:s text:c="4"/>public SecurityFilterChain securityFilterChain(HttpSecurity http, UserDetailsService userDetailsService){</text:p>
      <text:p text:style-name="P1"><text:s text:c="4"/>return addFiltersAfterAnonymousAuthentication(http)</text:p>
      <text:p text:style-name="P1"><text:s text:c="22"/>.securityMatcher(“/product-mapping/**”,</text:p>
      <text:p text:style-name="P1"><text:s text:c="50"/>“/sanity-check”</text:p>
      <text:p text:style-name="P1"><text:s text:c="50"/>“/actuator/**”)</text:p>
      <text:p text:style-name="P1"><text:s text:c="22"/>.csrf(AbstractHttpConfigurer::disable)</text:p>
      <text:p text:style-name="P1"><text:s text:c="22"/>.authorizeHttpRequest(</text:p>
      <text:p text:style-name="P1"><text:s text:c="30"/>auth -&gt; auth.requestMatchers(“/sanity-check”).hasRole(“DATA_PUBLISHER”)</text:p>
      <text:p text:style-name="P1"><text:s text:c="49"/>.requestMatchers(EndpointRequest.to(HealthEndpoint.class))</text:p>
      <text:p text:style-name="P1"><text:s text:c="49"/>.permitAll()</text:p>
      <text:p text:style-name="P1"><text:s text:c="49"/>.<text:span text:style-name="T1">requestMatchers(/actuator/**)</text:span></text:p>
      <text:p text:style-name="P1"><text:s text:c="49"/>.<text:span text:style-name="T1">hasAnyRole(“DEVELOPER”,”ADMIN”)</text:span></text:p>
      <text:p text:style-name="P2"><text:s text:c="22"/>).<text:span text:style-name="T1">httpBasic(</text:span></text:p>
      <text:p text:style-name="P2"><text:s text:c="31"/><text:span text:style-name="T1">httpBasicConfigurer -&gt; <text:s/>httpBasicConfigurer(</text:span>unauthorizedEntryPoint<text:span text:style-name="T1">)</text:span></text:p>
      <text:p text:style-name="P2"><text:span text:style-name="T1"><text:s text:c="25"/>)</text:span></text:p>
      <text:p text:style-name="P2"><text:s text:c="22"/>.<text:span text:style-name="T1">userDetailsService(userDetailsService)</text:span></text:p>
      <text:p text:style-name="P2"><text:s text:c="22"/>.<text:span text:style-name="T1">build();</text:span></text:p>
      <text:p text:style-name="P1">}<text:line-break/></text:p>
      <text:p text:style-name="P3">@Bean</text:p>
      <text:p text:style-name="P2">public SecurityFilterChain securityFilterChain<text:span text:style-name="T1">Oauth2</text:span>(HttpSecurity http){</text:p>
      <text:p text:style-name="P2"><text:s text:c="4"/>return addFiltersAfterAnonymousAuthentication(http)</text:p>
      <text:p text:style-name="P2"><text:s text:c="22"/>.securityMatcher(“/product-mapping/**”,</text:p>
      <text:p text:style-name="P2"><text:s text:c="50"/>“/sanity-check”</text:p>
      <text:p text:style-name="P2"><text:s text:c="50"/>“/actuator/**”)</text:p>
      <text:p text:style-name="P2"><text:s text:c="22"/>.csrf(AbstractHttpConfigurer::disable)</text:p>
      <text:p text:style-name="P2"><text:s text:c="22"/>.authorizeHttpRequest(</text:p>
      <text:p text:style-name="P2"><text:s text:c="30"/>auth -&gt; auth.requestMatchers(<text:span text:style-name="T1">ArrayUtils.addAll(allowedPaths,”/oauth2”,”/swagger-ui/**”,”api-docs/**”)</text:span>).<text:span text:style-name="T1">permitAll()</text:span></text:p>
      <text:p text:style-name="P2"><text:s text:c="49"/>.requestMatchers(“/<text:span text:style-name="T1">actuator/**</text:span>”, “/<text:span text:style-name="T1">jobs/**</text:span>”)</text:p>
      <text:p text:style-name="P2"><text:s text:c="49"/>.<text:span text:style-name="T1">hasRole(“ADMIN”)</text:span></text:p>
      <text:p text:style-name="P2"><text:soft-page-break/><text:s text:c="49"/>.<text:span text:style-name="T1">anyRequest()</text:span></text:p>
      <text:p text:style-name="P2"><text:s text:c="49"/>.<text:span text:style-name="T1">authenticated()</text:span></text:p>
      <text:p text:style-name="P2"><text:s text:c="49"/></text:p>
      <text:p text:style-name="P2"><text:s text:c="22"/>).<text:span text:style-name="T1">oauth2Login(</text:span></text:p>
      <text:p text:style-name="P2"><text:s text:c="29"/><text:span text:style-name="T1">withDefaults()</text:span></text:p>
      <text:p text:style-name="P2"><text:span text:style-name="T1"><text:s text:c="25"/>)</text:span></text:p>
      <text:p text:style-name="P2"><text:s text:c="22"/>.<text:span text:style-name="T1">oauth2Login(oauth -&gt; oauth2.defaultSuccessUrl(“/dashBoard”))</text:span></text:p>
      <text:p text:style-name="P2"><text:s text:c="22"/>.<text:span text:style-name="T1">exceptionHandling(e -&gt; e.accessDeniedHandler(accessDeniedHandler))</text:span></text:p>
      <text:p text:style-name="P2"><text:s text:c="21"/>.<text:span text:style-name="T1">logout(logout -&gt; { logout.deleteCookies(“JSESSIONID”); <text:s/>logout.invalidateHttpSession(true);})</text:span></text:p>
      <text:p text:style-name="P2"><text:s text:c="22"/>.<text:span text:style-name="T1">build();</text:span></text:p>
      <text:p text:style-name="P2">}</text:p>
      <text:p text:style-name="P2"/>
      <text:p text:style-name="P3">private HttpSecurity addFiltersAfterAnonymousAuthentication(HttpSecurity http){</text:p>
      <text:p text:style-name="P3"><text:s text:c="4"/><text:span text:style-name="T2">return httpSecurity.addFilterAfter(new MultiReadHttpRequestFilter(), AnonymousAuthenticationFilter.class)</text:span></text:p>
      <text:p text:style-name="P4">.<text:span text:style-name="T2">addFilterAfter(requestPersistenceFilter, MultiReadHttpRequestFilter.class)</text:span></text:p>
      <text:p text:style-name="P4">.<text:span text:style-name="T2">addFilterAfter(jwtAuthenticationFilter, UsernamePasswordAuthenticationFilter.class);</text:span></text:p>
      <text:p text:style-name="P3">}</text:p>
      <text:p text:style-name="P1"/>
      <text:p text:style-name="P1"/>
      <text:p text:style-name="P5">@Bean</text:p>
      <text:p text:style-name="P5">public GrantedAuthoritiesMapper userAuthoritiesMapper(){</text:p>
      <text:p text:style-name="P6"><text:s text:c="4"/><text:span text:style-name="T3">return (auth) -&gt; auth.stream().flatMap(authority -&gt; {if(authority instanceof Oauth2UserAuthority){</text:span></text:p>
      <text:p text:style-name="P6"><text:s text:c="4"/><text:span text:style-name="T3">Map&lt;String,Object&gt; map = ((Oauth2UserAuthority)authority).getAttributes();</text:span></text:p>
      <text:p text:style-name="P6"><text:s text:c="4"/><text:span text:style-name="T3">return ((ArrayList&lt;String&gt;)authorityAttributes.get(“roles”)).stream().map(SimpleGrantedAuthority::new);</text:span></text:p>
      <text:p text:style-name="P6"><text:span text:style-name="T3">}</text:span></text:p>
      <text:p text:style-name="P7">return null;</text:p>
      <text:p text:style-name="P6"><text:span text:style-name="T3">}).filter(Object::nonNull)</text:span></text:p>
      <text:p text:style-name="P6">.<text:span text:style-name="T3">collect(Collectors.toSet());</text:span></text:p>
      <text:p text:style-name="P5">}</text:p>
      <text:p text:style-name="P1"/>
      <text:p text:style-name="P1">}</text:p>
      <text:p text:style-name="P1"/>
      <text:p text:style-name="P1"/>
      <text:p text:style-name="P1">-----------------</text:p>
      <text:p text:style-name="P1"/>
      <text:p text:style-name="P8">@Component</text:p>
      <text:p text:style-name="P8">@AllArgsConstructor</text:p>
      <text:p text:style-name="P8">public class Http401UnauthorizedEntryPoint implements AuthenticationEntryPoint {</text:p>
      <text:p text:style-name="P8"><text:s text:c="3"/>private final RequestResponseLogService requestResponseLogService; //<text:span text:style-name="T4">this is custom class to save request in database table</text:span></text:p>
      <text:p text:style-name="P8"><text:s text:c="2"/></text:p>
      <text:p text:style-name="P8"><text:s text:c="3"/>@Override</text:p>
      <text:p text:style-name="P8"><text:s text:c="10"/>public void commence(HttpServletRequest request, HttpServletResponse response, AuthenticationException authException){</text:p>
      <text:p text:style-name="P8"><text:s text:c="4"/>response.setStatus(HttpServletResponse.SC_UNAUTHORIZED);</text:p>
      <text:p text:style-name="P8">requestResponseLogService.saveRequestResponseDetails(request,response,”Anonymous”);</text:p>
      <text:p text:style-name="P8"><text:s/>}</text:p>
      <text:p text:style-name="P8">}</text:p>
      <text:p text:style-name="P8"><text:soft-page-break/></text:p>
      <text:p text:style-name="P8">--------------------</text:p>
      <text:p text:style-name="P8"/>
      <text:p text:style-name="P9">@Component</text:p>
      <text:p text:style-name="P9">@AllArgsConstructor</text:p>
      <text:p text:style-name="P9">public class F1AccessDeniedHandler implements AccessDeniedHAndler{</text:p>
      <text:p text:style-name="P9"><text:s text:c="4"/>private final RequestResponseLogService requestResponseLogService;</text:p>
      <text:p text:style-name="P9"/>
      <text:p text:style-name="P9">@Override</text:p>
      <text:p text:style-name="P9">public void handle(HttpServletRequest request, HttpServletResponse response, AccessDeniedException accessDeniedException){</text:p>
      <text:p text:style-name="P9"><text:s text:c="4"/>response.setStatus(HttpServletResponse.SC_UNAUTHORIZED);</text:p>
      <text:p text:style-name="P9">Optional&lt;String&gt; user = Optional.ofNullable(request.getUserPrincipal().getName());</text:p>
      <text:p text:style-name="P9">requestResponseLogService.saveRequestResponseDetails(request, response, user.orElse(“Anonymous”));</text:p>
      <text:p text:style-name="P9">}</text:p>
      <text:p text:style-name="P9">}</text:p>
      <text:p text:style-name="P9"/>
      <text:p text:style-name="P9"/>
      <text:p text:style-name="P9">----------------</text:p>
      <text:p text:style-name="P10">properties:</text:p>
      <text:p text:style-name="P10">spring.security.oauth2.client.provider.azure.authorizationUri=<text:a xlink:type="simple" xlink:href="https://login.microsoft.com/f66fae02-5d36-49" text:style-name="Internet_20_link" text:visited-style-name="Visited_20_Internet_20_Link">https://login.microsoft.com/f66fae02-5d36-49</text:a></text:p>
      <text:p text:style-name="P11">spring.security.oauth2.client.provider.azure.<text:span text:style-name="T5">jwkSetUri=</text:span><text:a xlink:type="simple" xlink:href="https://login.microsoft.com/f66fae02-5d36-49" text:style-name="Internet_20_link" text:visited-style-name="Visited_20_Internet_20_Link">https://login.microsoft.com/f66fae02-5d36-49</text:a></text:p>
      <text:p text:style-name="P11">spring.security.oauth2.client.provider.azure.<text:span text:style-name="T5">tokenUri=</text:span><text:a xlink:type="simple" xlink:href="https://login.microsoft.com/f66fae02-5d36-49" text:style-name="Internet_20_link" text:visited-style-name="Visited_20_Internet_20_Link">https://login.microsoft.com/f66fae02-5d36-49</text:a></text:p>
      <text:p text:style-name="P12">spring.security.oauth2.client.provider.azure.<text:span text:style-name="T6">authenticationGrantType=authorization_code</text:span></text:p>
      <text:p text:style-name="P12">spring.security.oauth2.client.provider.azure.<text:span text:style-name="T6">clientId=</text:span></text:p>
      <text:p text:style-name="P12">spring.security.oauth2.client.provider.azure.<text:span text:style-name="T6">clientSecret=</text:span></text:p>
      <text:p text:style-name="P13">spring.security.oauth2.client.provider.azure.<text:span text:style-name="T7">redirectUri=</text:span><text:a xlink:type="simple" xlink:href="https://formula-1.azurewebsites.net/login/oauth2/code/azure" text:style-name="Internet_20_link" text:visited-style-name="Visited_20_Internet_20_Link"><text:span text:style-name="T7">https://formula-1.azurewebsites.net/login/oauth2/code/azure</text:span></text:a></text:p>
      <text:p text:style-name="P13">spring.security.oauth2.client.provider.azure.<text:span text:style-name="T7">scope=openid,profile,email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8:40:27.448330193</meta:creation-date>
    <dc:date>2024-11-24T19:30:00.822112987</dc:date>
    <meta:editing-duration>PT38M27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3" meta:paragraph-count="106" meta:word-count="213" meta:character-count="5669" meta:non-whitespace-character-count="4343"/>
  </office:meta>
</office:document-meta>
</file>